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863cm" fo:min-width="7.374cm"/>
    </style:style>
    <style:style style:name="gr2" style:family="graphic" style:parent-style-name="standard">
      <style:graphic-properties draw:textarea-horizontal-align="justify" draw:textarea-vertical-align="middle" draw:auto-grow-height="false" fo:min-height="9.402cm" fo:min-width="7.8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15.113cm" svg:x="1.889cm" svg:y="2.413cm">
          <text:p text:style-name="P1"><text:span text:style-name="T1">Image Class:-</text:span></text:p>
          <text:p text:style-name="P1"><text:span text:style-name="T2"/></text:p>
          <text:p text:style-name="P1"><text:span text:style-name="T2">File file</text:span></text:p>
          <text:p text:style-name="P1"><text:span text:style-name="T2">BufferedImage Image</text:span></text:p>
          <text:p text:style-name="P1"><text:span text:style-name="T2">height, width</text:span></text:p>
          <text:p text:style-name="P1"><text:span text:style-name="T3"/></text:p>
          <text:p text:style-name="P1"><text:span text:style-name="T3"/></text:p>
          <text:p text:style-name="P1"><text:span text:style-name="T3">readImage()</text:span></text:p>
          <text:p text:style-name="P1"><text:span text:style-name="T3">writeImage()</text:span></text:p>
          <text:p text:style-name="P1"><text:span text:style-name="T3">FflterInvert()</text:span></text:p>
          <text:p text:style-name="P1"><text:span text:style-name="T3">filterInvertAlpha()</text:span></text:p>
          <text:p text:style-name="P1"><text:span text:style-name="T3">greyscale()</text:span></text:p>
          <text:p text:style-name="P1"><text:span text:style-name="T3">selectRegion()</text:span></text:p>
          <text:p text:style-name="P1"><text:span text:style-name="T3">filterRed()</text:span></text:p>
          <text:p text:style-name="P1"><text:span text:style-name="T3">filterGreen()</text:span></text:p>
          <text:p text:style-name="P1"><text:span text:style-name="T3">filterBlue()</text:span></text:p>
          <text:p text:style-name="P1"><text:span text:style-name="T3">flip()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2cm" svg:height="9.652cm" svg:x="11.033cm" svg:y="7.858cm">
          <text:p text:style-name="P1"><text:span text:style-name="T5">Pixel Class:-</text:span></text:p>
          <text:p text:style-name="P1"><text:span text:style-name="T6"/></text:p>
          <text:p text:style-name="P1"><text:span text:style-name="T7">Int p,a,r,g,b</text:span></text:p>
          <text:p text:style-name="P1"><text:span text:style-name="T7">Int x,y</text:span></text:p>
          <text:p text:style-name="P1"><text:span text:style-name="T7"/></text:p>
          <text:p text:style-name="P1"><text:span text:style-name="T8">getPixelData()</text:span></text:p>
          <text:p text:style-name="P1"><text:span text:style-name="T8">seperateChannels()</text:span></text:p>
          <text:p text:style-name="P1"><text:span text:style-name="T8">combineChannels()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05:53:15.691423757</meta:creation-date>
    <dc:date>2018-11-19T06:08:16.894494053</dc:date>
    <meta:editing-duration>PT15M5S</meta:editing-duration>
    <meta:editing-cycles>6</meta:editing-cycles>
    <meta:generator>LibreOffice/6.0.6.2$Linux_X86_64 LibreOffice_project/00$Build-2</meta:generator>
    <meta:document-statistic meta:object-count="2"/>
  </office:meta>
</office:document-meta>
</file>